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font-size="14pt" fo:font-weight="normal" officeooo:paragraph-rsid="000fe246" style:font-weight-asian="normal" style:font-weight-complex="normal"/>
    </style:style>
    <style:style style:name="P2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font-size="14pt" fo:font-weight="bold" officeooo:rsid="0017b606" officeooo:paragraph-rsid="000fe246"/>
    </style:style>
    <style:style style:name="P3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font-size="14pt" fo:font-weight="bold" officeooo:paragraph-rsid="000fe246" style:font-weight-asian="bold" style:font-weight-complex="bold"/>
    </style:style>
    <style:style style:name="P4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font-size="14pt" officeooo:paragraph-rsid="000fe246"/>
    </style:style>
    <style:style style:name="P5" style:family="paragraph" style:parent-style-name="Text_20_body">
      <style:paragraph-properties fo:margin-left="1.884cm" fo:margin-right="0cm" fo:line-height="115%" fo:text-align="justify" style:justify-single-word="false" fo:text-indent="0cm" style:auto-text-indent="false"/>
      <style:text-properties fo:font-size="14pt" fo:font-weight="bold" officeooo:paragraph-rsid="000fe246"/>
    </style:style>
    <style:style style:name="T1" style:family="text">
      <style:text-properties officeooo:rsid="0017b6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Attori</text:h>
      <text:p text:style-name="P5"/>
      <text:p text:style-name="P2">Direttore</text:p>
      <text:p text:style-name="P4">Colui che gestisce e supervisiona l’attività del<text:span text:style-name="T1">l'asilo nido</text:span>, avendo una visione globale di tutte le <text:s/>informazioni esso riguardanti. In particolare ha accesso alla gestione del personale(inserimento, modifica e cancellazione <text:span text:style-name="T1">del personale</text:span>) <text:span text:style-name="T1">e </text:span>alla gestione dei turni di lavoro.</text:p>
      <text:p text:style-name="P4"/>
      <text:p text:style-name="P3">Docente</text:p>
      <text:p text:style-name="P1"><text:span text:style-name="T1">C</text:span>olui che si occupa della formazione <text:span text:style-name="T1">e del controllo </text:span>dei bambini <text:span text:style-name="T1">e della gestione dei tirocinanti</text:span>. Ha accesso alla visione dei turni di lavoro, <text:span text:style-name="T1">alla visione dei relativi profili dei bambin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da8c1e6-fd468f4-454e206-f42a4a9-143cfd</meta:generator>
    <meta:initial-creator>Giulio Franco</meta:initial-creator>
    <meta:creation-date>2012-10-13T01:33:37</meta:creation-date>
    <dc:date>2012-10-16T17:02:44.89</dc:date>
    <meta:editing-duration>P0D</meta:editing-duration>
    <meta:editing-cycles>2</meta:editing-cycles>
    <meta:document-statistic meta:table-count="0" meta:image-count="0" meta:object-count="0" meta:page-count="1" meta:paragraph-count="5" meta:word-count="72" meta:character-count="488" meta:non-whitespace-character-count="420"/>
  </office:meta>
</office:document-meta>
</file>